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plunk AI Assistant, Online documentation: https://splunkbase.splunk.com/app/6410</text:p>
      <text:p text:style-name="Normal"/>
      <text:p text:style-name="Normal">(c) 2024 Splunk Inc. All rights reserv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2:50:00Z</meta:creation-date>
    <dc:date>2024-09-21T12:51:00Z</dc:date>
    <meta:template xlink:href="Normal" xlink:type="simple"/>
    <meta:editing-cycles>1</meta:editing-cycles>
    <meta:editing-duration>PT60S</meta:editing-duration>
    <meta:document-statistic meta:page-count="1" meta:paragraph-count="1" meta:word-count="18" meta:character-count="123" meta:row-count="1" meta:non-whitespace-character-count="106"/>
  </office:meta>
</office:document-meta>
</file>